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3 MHC</text:p>
      <text:p text:style-name="Standard"/>
      <text:p text:style-name="P2">Outline</text:p>
      <text:p text:style-name="P2"/>
      <text:list xml:id="list1783891094108203779" text:style-name="L1">
        <text:list-item>
          <text:p text:style-name="P4">Preprocessing the reads</text:p>
          <text:list>
            <text:list-item>
              <text:p text:style-name="P4">Adapter removal</text:p>
            </text:list-item>
            <text:list-item>
              <text:p text:style-name="P4">Quality trimming</text:p>
            </text:list-item>
            <text:list-item>
              <text:p text:style-name="P4">Trimming of unidentified bases (N's) or complete removal of the read</text:p>
            </text:list-item>
          </text:list>
        </text:list-item>
        <text:list-item>
          <text:p text:style-name="P4">Assembly of the DRB region of each individual (62 &amp; 64)</text:p>
        </text:list-item>
        <text:list-item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Benjamin Strauch, Moritz Kiekeben<text:tab/><text:tab/>20.06.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0T14:37:13.19</meta:creation-date>
    <dc:date>2014-06-20T16:42:36.35</dc:date>
    <meta:editing-duration>PT49M40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8" meta:word-count="42" meta:character-count="247"/>
  </office:meta>
</office:document-meta>
</file>